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string" calcext:value-type="string">
            <text:p>u-bordeaux.f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Initiale</text:p>
          </table:table-cell>
          <table:table-cell office:value-type="string" calcext:value-type="string">
            <text:p>Initiale-Nom</text:p>
          </table:table-cell>
          <table:table-cell office:value-type="string" calcext:value-type="string">
            <text:p>Login V1</text:p>
          </table:table-cell>
          <table:table-cell table:style-name="ce1" office:value-type="string" calcext:value-type="string">
            <text:p>Login V2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Paul</text:p>
          </table:table-cell>
          <table:table-cell table:formula="of:=LEFT([.B4])" office:value-type="string" office:string-value="P" calcext:value-type="string">
            <text:p>P</text:p>
          </table:table-cell>
          <table:table-cell table:formula="of:=[.C4]&amp;[.A4]" office:value-type="string" office:string-value="PBernard" calcext:value-type="string">
            <text:p>PBernard</text:p>
          </table:table-cell>
          <table:table-cell table:formula="of:=LOWER([.D4])" office:value-type="string" office:string-value="pbernard" calcext:value-type="string">
            <text:p>pbernard</text:p>
          </table:table-cell>
          <table:table-cell table:formula="of:=LOWER(LEFT([.B4])&amp;[.A4])" office:value-type="string" office:string-value="pbernard" calcext:value-type="string">
            <text:p>pbernard</text:p>
          </table:table-cell>
          <table:table-cell office:value-type="string" calcext:value-type="string">
            <text:p>ETU</text:p>
          </table:table-cell>
          <table:table-cell table:formula="of:=LOWER([.A4]&amp;&quot;.&quot;&amp;[.B4]&amp;&quot;@&quot;&amp;IF(([.G4]=&quot;ETU&quot;);&quot;etu.u-bordeaux1.fr&quot;;&quot;u-bordeaux1.fr&quot;))" office:value-type="string" office:string-value="bernard.paul@etu.u-bordeaux1.fr" calcext:value-type="string">
            <text:p>bernard.paul@etu.u-bordeaux1.fr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Patrick</text:p>
          </table:table-cell>
          <table:table-cell table:formula="of:=LEFT([.B5])" office:value-type="string" office:string-value="P" calcext:value-type="string">
            <text:p>P</text:p>
          </table:table-cell>
          <table:table-cell table:formula="of:=[.C5]&amp;[.A5]" office:value-type="string" office:string-value="PChemin" calcext:value-type="string">
            <text:p>PChemin</text:p>
          </table:table-cell>
          <table:table-cell table:formula="of:=LOWER([.D5])" office:value-type="string" office:string-value="pchemin" calcext:value-type="string">
            <text:p>pchemin</text:p>
          </table:table-cell>
          <table:table-cell table:formula="of:=LOWER(LEFT([.B5])&amp;[.A5])" office:value-type="string" office:string-value="pchemin" calcext:value-type="string">
            <text:p>pchemin</text:p>
          </table:table-cell>
          <table:table-cell office:value-type="string" calcext:value-type="string">
            <text:p>ETU</text:p>
          </table:table-cell>
          <table:table-cell table:formula="of:=LOWER([.A5]&amp;&quot;.&quot;&amp;[.B5]&amp;&quot;@&quot;&amp;IF(([.G5]=&quot;ETU&quot;);&quot;etu.u-bordeaux1.fr&quot;;&quot;u-bordeaux1.fr&quot;))" office:value-type="string" office:string-value="chemin.patrick@etu.u-bordeaux1.fr" calcext:value-type="string">
            <text:p>chemin.patrick@etu.u-bordeaux1.fr</text:p>
          </table:table-cell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Pierre</text:p>
          </table:table-cell>
          <table:table-cell table:formula="of:=LEFT([.B6])" office:value-type="string" office:string-value="P" calcext:value-type="string">
            <text:p>P</text:p>
          </table:table-cell>
          <table:table-cell table:formula="of:=[.C6]&amp;[.A6]" office:value-type="string" office:string-value="PDurand" calcext:value-type="string">
            <text:p>PDurand</text:p>
          </table:table-cell>
          <table:table-cell table:formula="of:=LOWER([.D6])" office:value-type="string" office:string-value="pdurand" calcext:value-type="string">
            <text:p>pdurand</text:p>
          </table:table-cell>
          <table:table-cell table:formula="of:=LOWER(LEFT([.B6])&amp;[.A6])" office:value-type="string" office:string-value="pdurand" calcext:value-type="string">
            <text:p>pdurand</text:p>
          </table:table-cell>
          <table:table-cell office:value-type="string" calcext:value-type="string">
            <text:p>ETU</text:p>
          </table:table-cell>
          <table:table-cell table:formula="of:=LOWER([.A6]&amp;&quot;.&quot;&amp;[.B6]&amp;&quot;@&quot;&amp;IF(([.G6]=&quot;ETU&quot;);&quot;etu.u-bordeaux1.fr&quot;;&quot;u-bordeaux1.fr&quot;))" office:value-type="string" office:string-value="durand.pierre@etu.u-bordeaux1.fr" calcext:value-type="string">
            <text:p>durand.pierre@etu.u-bordeaux1.fr</text:p>
          </table:table-cell>
        </table:table-row>
        <table:table-row table:style-name="ro1">
          <table:table-cell office:value-type="string" calcext:value-type="string">
            <text:p>Femme</text:p>
          </table:table-cell>
          <table:table-cell office:value-type="string" calcext:value-type="string">
            <text:p>Hector</text:p>
          </table:table-cell>
          <table:table-cell table:formula="of:=LEFT([.B7])" office:value-type="string" office:string-value="H" calcext:value-type="string">
            <text:p>H</text:p>
          </table:table-cell>
          <table:table-cell table:formula="of:=[.C7]&amp;[.A7]" office:value-type="string" office:string-value="HFemme" calcext:value-type="string">
            <text:p>HFemme</text:p>
          </table:table-cell>
          <table:table-cell table:formula="of:=LOWER([.D7])" office:value-type="string" office:string-value="hfemme" calcext:value-type="string">
            <text:p>hfemme</text:p>
          </table:table-cell>
          <table:table-cell table:formula="of:=LOWER(LEFT([.B7])&amp;[.A7])" office:value-type="string" office:string-value="hfemme" calcext:value-type="string">
            <text:p>hfemme</text:p>
          </table:table-cell>
          <table:table-cell office:value-type="string" calcext:value-type="string">
            <text:p>ENS</text:p>
          </table:table-cell>
          <table:table-cell table:formula="of:=LOWER([.A7]&amp;&quot;.&quot;&amp;[.B7]&amp;&quot;@&quot;&amp;IF(([.G7]=&quot;ETU&quot;);&quot;etu.u-bordeaux1.fr&quot;;&quot;u-bordeaux1.fr&quot;))" office:value-type="string" office:string-value="femme.hector@u-bordeaux1.fr" calcext:value-type="string">
            <text:p>femme.hector@u-bordeaux1.fr</text:p>
          </table:table-cell>
        </table:table-row>
        <table:table-row table:style-name="ro1">
          <table:table-cell office:value-type="string" calcext:value-type="string">
            <text:p>Hey</text:p>
          </table:table-cell>
          <table:table-cell office:value-type="string" calcext:value-type="string">
            <text:p>Joe</text:p>
          </table:table-cell>
          <table:table-cell table:formula="of:=LEFT([.B8])" office:value-type="string" office:string-value="J" calcext:value-type="string">
            <text:p>J</text:p>
          </table:table-cell>
          <table:table-cell table:formula="of:=[.C8]&amp;[.A8]" office:value-type="string" office:string-value="JHey" calcext:value-type="string">
            <text:p>JHey</text:p>
          </table:table-cell>
          <table:table-cell table:formula="of:=LOWER([.D8])" office:value-type="string" office:string-value="jhey" calcext:value-type="string">
            <text:p>jhey</text:p>
          </table:table-cell>
          <table:table-cell table:formula="of:=LOWER(LEFT([.B8])&amp;[.A8])" office:value-type="string" office:string-value="jhey" calcext:value-type="string">
            <text:p>jhey</text:p>
          </table:table-cell>
          <table:table-cell office:value-type="string" calcext:value-type="string">
            <text:p>ETU</text:p>
          </table:table-cell>
          <table:table-cell table:formula="of:=LOWER([.A8]&amp;&quot;.&quot;&amp;[.B8]&amp;&quot;@&quot;&amp;IF(([.G8]=&quot;ETU&quot;);&quot;etu.u-bordeaux1.fr&quot;;&quot;u-bordeaux1.fr&quot;))" office:value-type="string" office:string-value="hey.joe@etu.u-bordeaux1.fr" calcext:value-type="string">
            <text:p>hey.joe@etu.u-bordeaux1.fr</text:p>
          </table:table-cell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Antoine</text:p>
          </table:table-cell>
          <table:table-cell table:formula="of:=LEFT([.B9])" office:value-type="string" office:string-value="A" calcext:value-type="string">
            <text:p>A</text:p>
          </table:table-cell>
          <table:table-cell table:formula="of:=[.C9]&amp;[.A9]" office:value-type="string" office:string-value="AJardin" calcext:value-type="string">
            <text:p>AJardin</text:p>
          </table:table-cell>
          <table:table-cell table:formula="of:=LOWER([.D9])" office:value-type="string" office:string-value="ajardin" calcext:value-type="string">
            <text:p>ajardin</text:p>
          </table:table-cell>
          <table:table-cell table:formula="of:=LOWER(LEFT([.B9])&amp;[.A9])" office:value-type="string" office:string-value="ajardin" calcext:value-type="string">
            <text:p>ajardin</text:p>
          </table:table-cell>
          <table:table-cell office:value-type="string" calcext:value-type="string">
            <text:p>ETU</text:p>
          </table:table-cell>
          <table:table-cell table:formula="of:=LOWER([.A9]&amp;&quot;.&quot;&amp;[.B9]&amp;&quot;@&quot;&amp;IF(([.G9]=&quot;ETU&quot;);&quot;etu.u-bordeaux1.fr&quot;;&quot;u-bordeaux1.fr&quot;))" office:value-type="string" office:string-value="jardin.antoine@etu.u-bordeaux1.fr" calcext:value-type="string">
            <text:p>jardin.antoine@etu.u-bordeaux1.fr</text:p>
          </table:table-cell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Chloé</text:p>
          </table:table-cell>
          <table:table-cell table:formula="of:=LEFT([.B10])" office:value-type="string" office:string-value="C" calcext:value-type="string">
            <text:p>C</text:p>
          </table:table-cell>
          <table:table-cell table:formula="of:=[.C10]&amp;[.A10]" office:value-type="string" office:string-value="CMaison" calcext:value-type="string">
            <text:p>CMaison</text:p>
          </table:table-cell>
          <table:table-cell table:formula="of:=LOWER([.D10])" office:value-type="string" office:string-value="cmaison" calcext:value-type="string">
            <text:p>cmaison</text:p>
          </table:table-cell>
          <table:table-cell table:formula="of:=LOWER(LEFT([.B10])&amp;[.A10])" office:value-type="string" office:string-value="cmaison" calcext:value-type="string">
            <text:p>cmaison</text:p>
          </table:table-cell>
          <table:table-cell office:value-type="string" calcext:value-type="string">
            <text:p>ENS</text:p>
          </table:table-cell>
          <table:table-cell table:formula="of:=LOWER([.A10]&amp;&quot;.&quot;&amp;[.B10]&amp;&quot;@&quot;&amp;IF(([.G10]=&quot;ETU&quot;);&quot;etu.u-bordeaux1.fr&quot;;&quot;u-bordeaux1.fr&quot;))" office:value-type="string" office:string-value="maison.chloé@u-bordeaux1.fr" calcext:value-type="string">
            <text:p>maison.chloé@u-bordeaux1.fr</text:p>
          </table:table-cell>
        </table:table-row>
        <table:table-row table:style-name="ro1">
          <table:table-cell table:number-columns-repeated="2" office:value-type="string" calcext:value-type="string">
            <text:p>Pauline</text:p>
          </table:table-cell>
          <table:table-cell table:formula="of:=LEFT([.B11])" office:value-type="string" office:string-value="P" calcext:value-type="string">
            <text:p>P</text:p>
          </table:table-cell>
          <table:table-cell table:formula="of:=[.C11]&amp;[.A11]" office:value-type="string" office:string-value="PPauline" calcext:value-type="string">
            <text:p>PPauline</text:p>
          </table:table-cell>
          <table:table-cell table:formula="of:=LOWER([.D11])" office:value-type="string" office:string-value="ppauline" calcext:value-type="string">
            <text:p>ppauline</text:p>
          </table:table-cell>
          <table:table-cell table:formula="of:=LOWER(LEFT([.B11])&amp;[.A11])" office:value-type="string" office:string-value="ppauline" calcext:value-type="string">
            <text:p>ppauline</text:p>
          </table:table-cell>
          <table:table-cell office:value-type="string" calcext:value-type="string">
            <text:p>ETU</text:p>
          </table:table-cell>
          <table:table-cell table:formula="of:=LOWER([.A11]&amp;&quot;.&quot;&amp;[.B11]&amp;&quot;@&quot;&amp;IF(([.G11]=&quot;ETU&quot;);&quot;etu.u-bordeaux1.fr&quot;;&quot;u-bordeaux1.fr&quot;))" office:value-type="string" office:string-value="pauline.pauline@etu.u-bordeaux1.fr" calcext:value-type="string">
            <text:p>pauline.pauline@etu.u-bordeaux1.fr</text:p>
          </table:table-cell>
        </table:table-row>
        <table:table-row table:style-name="ro1">
          <table:table-cell office:value-type="string" calcext:value-type="string">
            <text:p>Pold</text:p>
          </table:table-cell>
          <table:table-cell office:value-type="string" calcext:value-type="string">
            <text:p>Léo</text:p>
          </table:table-cell>
          <table:table-cell table:formula="of:=LEFT([.B12])" office:value-type="string" office:string-value="L" calcext:value-type="string">
            <text:p>L</text:p>
          </table:table-cell>
          <table:table-cell table:formula="of:=[.C12]&amp;[.A12]" office:value-type="string" office:string-value="LPold" calcext:value-type="string">
            <text:p>LPold</text:p>
          </table:table-cell>
          <table:table-cell table:formula="of:=LOWER([.D12])" office:value-type="string" office:string-value="lpold" calcext:value-type="string">
            <text:p>lpold</text:p>
          </table:table-cell>
          <table:table-cell table:formula="of:=LOWER(LEFT([.B12])&amp;[.A12])" office:value-type="string" office:string-value="lpold" calcext:value-type="string">
            <text:p>lpold</text:p>
          </table:table-cell>
          <table:table-cell office:value-type="string" calcext:value-type="string">
            <text:p>ETU</text:p>
          </table:table-cell>
          <table:table-cell table:formula="of:=LOWER([.A12]&amp;&quot;.&quot;&amp;[.B12]&amp;&quot;@&quot;&amp;IF(([.G12]=&quot;ETU&quot;);&quot;etu.u-bordeaux1.fr&quot;;&quot;u-bordeaux1.fr&quot;))" office:value-type="string" office:string-value="pold.léo@etu.u-bordeaux1.fr" calcext:value-type="string">
            <text:p>pold.léo@etu.u-bordeaux1.fr</text:p>
          </table:table-cell>
        </table:table-row>
        <table:table-row table:style-name="ro1">
          <table:table-cell office:value-type="string" calcext:value-type="string">
            <text:p>Vélo</text:p>
          </table:table-cell>
          <table:table-cell office:value-type="string" calcext:value-type="string">
            <text:p>Karim</text:p>
          </table:table-cell>
          <table:table-cell table:formula="of:=LEFT([.B13])" office:value-type="string" office:string-value="K" calcext:value-type="string">
            <text:p>K</text:p>
          </table:table-cell>
          <table:table-cell table:formula="of:=[.C13]&amp;[.A13]" office:value-type="string" office:string-value="KVélo" calcext:value-type="string">
            <text:p>KVélo</text:p>
          </table:table-cell>
          <table:table-cell table:formula="of:=LOWER([.D13])" office:value-type="string" office:string-value="kvélo" calcext:value-type="string">
            <text:p>kvélo</text:p>
          </table:table-cell>
          <table:table-cell table:formula="of:=LOWER(LEFT([.B13])&amp;[.A13])" office:value-type="string" office:string-value="kvélo" calcext:value-type="string">
            <text:p>kvélo</text:p>
          </table:table-cell>
          <table:table-cell office:value-type="string" calcext:value-type="string">
            <text:p>ENS</text:p>
          </table:table-cell>
          <table:table-cell table:formula="of:=LOWER([.A13]&amp;&quot;.&quot;&amp;[.B13]&amp;&quot;@&quot;&amp;IF(([.G13]=&quot;ETU&quot;);&quot;etu.u-bordeaux1.fr&quot;;&quot;u-bordeaux1.fr&quot;))" office:value-type="string" office:string-value="vélo.karim@u-bordeaux1.fr" calcext:value-type="string">
            <text:p>vélo.karim@u-bordeaux1.fr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Sébastien</text:p>
          </table:table-cell>
          <table:table-cell table:formula="of:=LEFT([.B14])" office:value-type="string" office:string-value="S" calcext:value-type="string">
            <text:p>S</text:p>
          </table:table-cell>
          <table:table-cell table:formula="of:=[.C14]&amp;[.A14]" office:value-type="string" office:string-value="SVille" calcext:value-type="string">
            <text:p>SVille</text:p>
          </table:table-cell>
          <table:table-cell table:formula="of:=LOWER([.D14])" office:value-type="string" office:string-value="sville" calcext:value-type="string">
            <text:p>sville</text:p>
          </table:table-cell>
          <table:table-cell table:formula="of:=LOWER(LEFT([.B14])&amp;[.A14])" office:value-type="string" office:string-value="sville" calcext:value-type="string">
            <text:p>sville</text:p>
          </table:table-cell>
          <table:table-cell office:value-type="string" calcext:value-type="string">
            <text:p>ENS</text:p>
          </table:table-cell>
          <table:table-cell table:formula="of:=LOWER([.A14]&amp;&quot;.&quot;&amp;[.B14]&amp;&quot;@&quot;&amp;IF(([.G14]=&quot;ETU&quot;);&quot;etu.u-bordeaux1.fr&quot;;&quot;u-bordeaux1.fr&quot;))" office:value-type="string" office:string-value="ville.sébastien@u-bordeaux1.fr" calcext:value-type="string">
            <text:p>ville.sébastien@u-bordeaux1.fr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Zoé</text:p>
          </table:table-cell>
          <table:table-cell table:formula="of:=LEFT([.B15])" office:value-type="string" office:string-value="Z" calcext:value-type="string">
            <text:p>Z</text:p>
          </table:table-cell>
          <table:table-cell table:formula="of:=[.C15]&amp;[.A15]" office:value-type="string" office:string-value="ZZoo" calcext:value-type="string">
            <text:p>ZZoo</text:p>
          </table:table-cell>
          <table:table-cell table:formula="of:=LOWER([.D15])" office:value-type="string" office:string-value="zzoo" calcext:value-type="string">
            <text:p>zzoo</text:p>
          </table:table-cell>
          <table:table-cell table:formula="of:=LOWER(LEFT([.B15])&amp;[.A15])" office:value-type="string" office:string-value="zzoo" calcext:value-type="string">
            <text:p>zzoo</text:p>
          </table:table-cell>
          <table:table-cell office:value-type="string" calcext:value-type="string">
            <text:p>ETU</text:p>
          </table:table-cell>
          <table:table-cell table:formula="of:=LOWER([.A15]&amp;&quot;.&quot;&amp;[.B15]&amp;&quot;@&quot;&amp;IF(([.G15]=&quot;ETU&quot;);&quot;etu.u-bordeaux1.fr&quot;;&quot;u-bordeaux1.fr&quot;))" office:value-type="string" office:string-value="zoo.zoé@etu.u-bordeaux1.fr" calcext:value-type="string">
            <text:p>zoo.zoé@etu.u-bordeaux1.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10:33:40.004640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33:41.887110270</meta:creation-date>
    <meta:editing-duration>PT8M47S</meta:editing-duration>
    <meta:editing-cycles>2</meta:editing-cycles>
    <meta:generator>LibreOffice/4.4.5.2$Linux_X86_64 LibreOffice_project/40m0$Build-2</meta:generator>
    <dc:date>2015-10-16T11:12:10.924820094</dc:date>
    <meta:document-statistic meta:table-count="1" meta:cell-count="105" meta:object-count="0"/>
  </office:meta>
</office:document-meta>
</file>